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390000012DAA730B4C.svm" manifest:media-type=""/>
  <manifest:file-entry manifest:full-path="Pictures/200000010000018A0000013142804D21.svm" manifest:media-type=""/>
  <manifest:file-entry manifest:full-path="Pictures/20000001000001310000012D62166E45.svm" manifest:media-type=""/>
  <manifest:file-entry manifest:full-path="Pictures/200000010000019600000129D2B3B070.svm" manifest:media-type=""/>
  <manifest:file-entry manifest:full-path="Pictures/20000001000000FE000000FA28DF3A34.svm" manifest:media-type=""/>
  <manifest:file-entry manifest:full-path="Pictures/20000001000002C200000113A84AFBE6.svm" manifest:media-type=""/>
  <manifest:file-entry manifest:full-path="Pictures/1000000000000269000001F9992FD3BC.png" manifest:media-type="image/png"/>
  <manifest:file-entry manifest:full-path="Pictures/20000002000000B4000000C47B981861.eps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|c}&#10;\hline&#10;V_1 &amp; V_2 &amp; V_O \\&#10;\hline&#10;0 &amp; 0 &amp; 0 \\&#10;0 &amp; 5 &amp;0 \\&#10;5 &amp; 0 &amp; 0 \\&#10;5 &amp; 5 &amp; 5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+5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93cm" svg:height="2.737cm" svg:x="6.066cm" svg:y="0.942cm">
          <draw:image xlink:href="Pictures/20000002000000B4000000C47B981861.eps" xlink:type="simple" xlink:show="embed" xlink:actuate="onLoad">
            <text:p/>
          </draw:image>
        </draw:frame>
        <draw:frame draw:style-name="gr2" draw:text-style-name="P1" draw:layer="layout" svg:width="3.647cm" svg:height="2.985cm" svg:x="0.643cm" svg:y="1.666cm">
          <draw:image xlink:href="Pictures/1000000000000269000001F9992FD3BC.png" xlink:type="simple" xlink:show="embed" xlink:actuate="onLoad">
            <text:p/>
          </draw:image>
        </draw:frame>
        <draw:frame draw:style-name="gr3" draw:text-style-name="P2" draw:layer="layout" svg:width="2.255cm" svg:height="0.911cm" svg:x="1.299cm" svg:y="0.416cm">
          <draw:text-box>
            <text:p><text:span text:style-name="T1">منتقی ضرب</text:span></text:p>
          </draw:text-box>
        </draw:frame>
        <draw:frame draw:style-name="gr4" draw:text-style-name="P1" draw:layer="layout" svg:width="0.846cm" svg:height="0.329cm" svg:x="7.152cm" svg:y="0.663cm">
          <draw:image xlink:href="Pictures/20000001000002C200000113A84AFBE6.svm" xlink:type="simple" xlink:show="embed" xlink:actuate="onLoad">
            <text:p/>
          </draw:image>
        </draw:frame>
        <draw:frame draw:style-name="gr5" draw:text-style-name="P1" draw:layer="layout" svg:width="0.304cm" svg:height="0.299cm" svg:x="7.78cm" svg:y="1.717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65cm" svg:height="0.36cm" svg:x="5.647cm" svg:y="2.498cm">
          <draw:image xlink:href="Pictures/20000001000001310000012D62166E45.svm" xlink:type="simple" xlink:show="embed" xlink:actuate="onLoad">
            <text:p/>
          </draw:image>
        </draw:frame>
        <draw:frame draw:style-name="gr7" draw:text-style-name="P1" draw:layer="layout" svg:width="0.374cm" svg:height="0.36cm" svg:x="5.647cm" svg:y="3.221cm">
          <draw:image xlink:href="Pictures/20000001000001390000012DAA730B4C.svm" xlink:type="simple" xlink:show="embed" xlink:actuate="onLoad">
            <text:p/>
          </draw:image>
        </draw:frame>
        <draw:frame draw:style-name="gr8" draw:text-style-name="P1" draw:layer="layout" svg:width="0.472cm" svg:height="0.365cm" svg:x="8.096cm" svg:y="2.51cm">
          <draw:image xlink:href="Pictures/200000010000018A0000013142804D21.svm" xlink:type="simple" xlink:show="embed" xlink:actuate="onLoad">
            <text:p/>
          </draw:image>
        </draw:frame>
        <draw:frame draw:style-name="gr9" draw:text-style-name="P1" draw:layer="layout" svg:width="0.476cm" svg:height="0.355cm" svg:x="6.618cm" svg:y="2.049cm">
          <draw:image xlink:href="Pictures/200000010000018E0000012976C1BA3E.svm" xlink:type="simple" xlink:show="embed" xlink:actuate="onLoad">
            <text:p/>
          </draw:image>
        </draw:frame>
        <draw:frame draw:style-name="gr10" draw:text-style-name="P1" draw:layer="layout" svg:width="0.486cm" svg:height="0.355cm" svg:x="6.618cm" svg:y="3.715cm">
          <draw:image xlink:href="Pictures/200000010000019600000129D2B3B07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8:40:46</dc:date>
    <dc:creator>kkk </dc:creator>
    <meta:editing-duration>PT16M30S</meta:editing-duration>
    <meta:editing-cycles>2</meta:editing-cycles>
    <meta:generator>LibreOffice/3.3$Linux LibreOffice_project/330m19$Build-401</meta:generator>
    <meta:document-statistic meta:object-count="10"/>
  </office:meta>
</office:document-meta>
</file>